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9700000070AF67C9B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pitch="variable"/>
    <style:font-face style:name="Carlito" svg:font-family="Carlito"/>
    <style:font-face style:name="Carlito1" svg:font-family="Carlito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42cm" fo:min-width="0.242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5" style:family="graphic" style:parent-style-name="standard">
      <style:graphic-properties draw:stroke="none" draw:fill="solid" draw:fill-color="#000000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28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161cm" fo:min-width="0.16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0000ff" loext:decorative="false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6pt" style:font-size-asian="6pt" style:font-size-complex="6pt"/>
    </style:style>
    <style:style style:name="P4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9" style:family="paragraph">
      <loext:graphic-properties draw:fill="none"/>
      <style:text-properties fo:font-size="6.5pt" style:font-size-asian="6.5pt" style:font-size-complex="6.5pt"/>
    </style:style>
    <style:style style:name="P10" style:family="paragraph">
      <loext:graphic-properties draw:fill="solid" draw:fill-color="#0000ff"/>
    </style:style>
    <style:style style:name="T1" style:family="text">
      <style:text-properties fo:color="#000000" loext:opacity="100%" style:font-name="Times New Roman" fo:font-size="6pt" fo:font-weight="normal" style:font-name-asian="Times New Roman" style:font-size-asian="6pt" style:font-weight-asian="normal" style:font-name-complex="Times New Roman" style:font-size-complex="6pt" style:font-weight-complex="normal"/>
    </style:style>
    <style:style style:name="T2" style:family="text">
      <style:text-properties fo:color="#808080" loext:opacity="100%" style:font-name="Carlito" fo:font-size="6.90000009536743pt" fo:font-weight="normal" style:font-name-asian="Carlito" style:font-size-asian="6.90000009536743pt" style:font-weight-asian="normal" style:font-name-complex="Carlito" style:font-size-complex="6.90000009536743pt" style:font-weight-complex="normal"/>
    </style:style>
    <style:style style:name="T3" style:family="text">
      <style:text-properties fo:color="#000000" loext:opacity="100%" style:font-name="Arial" fo:font-size="6.90000009536743pt" fo:font-weight="normal" style:font-name-asian="Arial" style:font-size-asian="6.90000009536743pt" style:font-weight-asian="normal" style:font-name-complex="Arial" style:font-size-complex="6.90000009536743pt" style:font-weight-complex="normal"/>
    </style:style>
    <style:style style:name="T4" style:family="text">
      <style:text-properties fo:color="#000000" loext:opacity="100%" style:font-name="Arial" fo:font-size="8.10000038146973pt" fo:font-weight="bold" style:font-name-asian="Arial" style:font-size-asian="8.10000038146973pt" style:font-weight-asian="bold" style:font-name-complex="Arial" style:font-size-complex="8.10000038146973pt" style:font-weight-complex="bold"/>
    </style:style>
    <style:style style:name="T5" style:family="text">
      <style:text-properties fo:color="#000000" loext:opacity="100%" style:font-name="Arial" fo:font-size="8.10000038146973pt" fo:font-style="italic" fo:font-weight="normal" style:font-name-asian="Arial" style:font-size-asian="8.10000038146973pt" style:font-style-asian="italic" style:font-weight-asian="normal" style:font-name-complex="Arial" style:font-size-complex="8.10000038146973pt" style:font-style-complex="italic" style:font-weight-complex="normal"/>
    </style:style>
    <style:style style:name="T6" style:family="text">
      <style:text-properties fo:color="#000000" loext:opacity="100%" style:font-name="Arial" fo:font-size="6.90000009536743pt" fo:font-style="italic" fo:font-weight="normal" style:font-name-asian="Arial" style:font-size-asian="6.90000009536743pt" style:font-style-asian="italic" style:font-weight-asian="normal" style:font-name-complex="Arial" style:font-size-complex="6.90000009536743pt" style:font-style-complex="italic" style:font-weight-complex="normal"/>
    </style:style>
    <style:style style:name="T7" style:family="text">
      <style:text-properties fo:color="#000000" loext:opacity="100%" style:font-name="Arial" fo:font-size="4.59999990463257pt" fo:font-style="italic" fo:font-weight="bold" style:font-name-asian="Arial" style:font-size-asian="4.59999990463257pt" style:font-style-asian="italic" style:font-weight-asian="bold" style:font-name-complex="Arial" style:font-size-complex="4.59999990463257pt" style:font-style-complex="italic" style:font-weight-complex="bold"/>
    </style:style>
    <style:style style:name="T8" style:family="text">
      <style:text-properties fo:color="#ffffff" loext:opacity="100%" style:font-name="Arial" fo:font-size="6.5pt" fo:font-weight="bold" style:font-name-asian="Arial" style:font-size-asian="6.5pt" style:font-weight-asian="bold" style:font-name-complex="Arial" style:font-size-complex="6.5pt" style:font-weight-complex="bold"/>
    </style:style>
    <style:style style:name="T9" style:family="text">
      <style:text-properties fo:color="#000000" loext:opacity="100%" style:font-name="Arial" fo:font-size="4.59999990463257pt" fo:font-weight="bold" style:font-name-asian="Arial" style:font-size-asian="4.59999990463257pt" style:font-weight-asian="bold" style:font-name-complex="Arial" style:font-size-complex="4.59999990463257pt" style:font-weight-complex="bold"/>
    </style:style>
    <style:style style:name="T10" style:family="text">
      <style:text-properties fo:color="#000000" loext:opacity="100%" style:font-name="Arial" fo:font-size="4.59999990463257pt" fo:font-weight="normal" style:font-name-asian="Arial" style:font-size-asian="4.59999990463257pt" style:font-weight-asian="normal" style:font-name-complex="Arial" style:font-size-complex="4.59999990463257pt" style:font-weight-complex="normal"/>
    </style:style>
    <style:style style:name="T11" style:family="text">
      <style:text-properties fo:color="#0000ff" loext:opacity="100%" style:font-name="Arial" fo:font-size="6.90000009536743pt" fo:font-style="italic" fo:font-weight="normal" style:font-name-asian="Arial" style:font-size-asian="6.90000009536743pt" style:font-style-asian="italic" style:font-weight-asian="normal" style:font-name-complex="Arial" style:font-size-complex="6.9000000953674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004cm" svg:height="29.691cm" svg:x="0cm" svg:y="0cm" svg:viewBox="0 0 21005 29692" draw:points="0,0 21005,0 21005,29692 0,29692">
          <text:p/>
        </draw:polygon>
        <draw:frame draw:style-name="gr2" draw:text-style-name="P3" draw:layer="layout" svg:width="0.211cm" svg:height="0.239cm" svg:x="1.905cm" svg:y="28.723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.872cm" svg:height="0.242cm" svg:x="1.905cm" svg:y="29.013cm">
          <draw:text-box>
            <text:p text:style-name="P2"><text:span text:style-name="T2">PSG/EGIB/NFDUAL/1704V1.0</text:span></text:p>
          </draw:text-box>
        </draw:frame>
        <draw:frame draw:style-name="gr3" draw:text-style-name="P4" draw:layer="layout" svg:width="0.242cm" svg:height="0.272cm" svg:x="4.844cm" svg:y="28.97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17.679cm" svg:height="1.347cm" svg:x="1.61cm" svg:y="26.608cm" svg:viewBox="0 0 17680 1348" draw:points="0,1348 17680,1348 17680,0 0,0">
          <text:p/>
        </draw:polygon>
        <draw:polygon draw:style-name="gr1" draw:text-style-name="P1" draw:layer="layout" svg:width="17.679cm" svg:height="1.347cm" svg:x="1.61cm" svg:y="26.608cm" svg:viewBox="0 0 17680 1348" draw:points="0,1348 17680,1348 17680,0 0,0">
          <text:p/>
        </draw:polygon>
        <draw:frame draw:style-name="gr4" draw:text-style-name="P5" draw:layer="layout" svg:width="17.676cm" svg:height="1.344cm" svg:x="1.61cm" svg:y="26.607cm">
          <draw:image xlink:href="Pictures/100000010000059700000070AF67C9BB.png" xlink:type="simple" xlink:show="embed" xlink:actuate="onLoad" draw:mime-type="image/png">
            <text:p/>
          </draw:image>
        </draw:frame>
        <draw:frame draw:style-name="gr3" draw:text-style-name="P4" draw:layer="layout" svg:width="6.051cm" svg:height="0.272cm" svg:x="5.576cm" svg:y="28.975cm">
          <draw:text-box>
            <text:p text:style-name="P2"><text:span text:style-name="T3"><text:s text:c="56"/></text:span><text:span text:style-name="T3">Muka Surat 5 dari 5 <text:s/></text:span></text:p>
          </draw:text-box>
        </draw:frame>
        <draw:frame draw:style-name="gr3" draw:text-style-name="P4" draw:layer="layout" svg:width="0.242cm" svg:height="0.272cm" svg:x="17.149cm" svg:y="28.975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0.018cm" svg:height="0.018cm" svg:x="1.705cm" svg:y="2.387cm" svg:viewBox="0 0 19 19" draw:points="0,19 19,19 19,0 0,0">
          <text:p/>
        </draw:polygon>
        <draw:polygon draw:style-name="gr5" draw:text-style-name="P6" draw:layer="layout" svg:width="0.018cm" svg:height="0.018cm" svg:x="1.705cm" svg:y="2.387cm" svg:viewBox="0 0 19 19" draw:points="0,19 19,19 19,0 0,0">
          <text:p/>
        </draw:polygon>
        <draw:polygon draw:style-name="gr5" draw:text-style-name="P6" draw:layer="layout" svg:width="17.691cm" svg:height="0.018cm" svg:x="1.722cm" svg:y="2.387cm" svg:viewBox="0 0 17692 19" draw:points="0,19 17692,19 17692,0 0,0">
          <text:p/>
        </draw:polygon>
        <draw:polygon draw:style-name="gr5" draw:text-style-name="P6" draw:layer="layout" svg:width="0.017cm" svg:height="0.018cm" svg:x="19.413cm" svg:y="2.387cm" svg:viewBox="0 0 18 19" draw:points="0,19 18,19 18,0 0,0">
          <text:p/>
        </draw:polygon>
        <draw:polygon draw:style-name="gr5" draw:text-style-name="P6" draw:layer="layout" svg:width="0.017cm" svg:height="0.018cm" svg:x="19.413cm" svg:y="2.387cm" svg:viewBox="0 0 18 19" draw:points="0,19 18,19 18,0 0,0">
          <text:p/>
        </draw:polygon>
        <draw:polygon draw:style-name="gr5" draw:text-style-name="P6" draw:layer="layout" svg:width="0.018cm" svg:height="0.484cm" svg:x="1.705cm" svg:y="2.404cm" svg:viewBox="0 0 19 485" draw:points="0,485 19,485 19,0 0,0">
          <text:p/>
        </draw:polygon>
        <draw:polygon draw:style-name="gr5" draw:text-style-name="P6" draw:layer="layout" svg:width="0.018cm" svg:height="0.019cm" svg:x="1.705cm" svg:y="2.887cm" svg:viewBox="0 0 19 20" draw:points="0,20 19,20 19,0 0,0">
          <text:p/>
        </draw:polygon>
        <draw:polygon draw:style-name="gr5" draw:text-style-name="P6" draw:layer="layout" svg:width="0.018cm" svg:height="0.019cm" svg:x="1.705cm" svg:y="2.887cm" svg:viewBox="0 0 19 20" draw:points="0,20 19,20 19,0 0,0">
          <text:p/>
        </draw:polygon>
        <draw:polygon draw:style-name="gr5" draw:text-style-name="P6" draw:layer="layout" svg:width="17.691cm" svg:height="0.019cm" svg:x="1.722cm" svg:y="2.887cm" svg:viewBox="0 0 17692 20" draw:points="0,20 17692,20 17692,0 0,0">
          <text:p/>
        </draw:polygon>
        <draw:polygon draw:style-name="gr5" draw:text-style-name="P6" draw:layer="layout" svg:width="0.017cm" svg:height="0.484cm" svg:x="19.413cm" svg:y="2.404cm" svg:viewBox="0 0 18 485" draw:points="0,485 18,485 18,0 0,0">
          <text:p/>
        </draw:polygon>
        <draw:polygon draw:style-name="gr5" draw:text-style-name="P6" draw:layer="layout" svg:width="0.017cm" svg:height="0.019cm" svg:x="19.413cm" svg:y="2.887cm" svg:viewBox="0 0 18 20" draw:points="0,20 18,20 18,0 0,0">
          <text:p/>
        </draw:polygon>
        <draw:polygon draw:style-name="gr5" draw:text-style-name="P6" draw:layer="layout" svg:width="0.017cm" svg:height="0.019cm" svg:x="19.413cm" svg:y="2.887cm" svg:viewBox="0 0 18 20" draw:points="0,20 18,20 18,0 0,0">
          <text:p/>
        </draw:polygon>
        <draw:frame draw:style-name="gr3" draw:text-style-name="P4" draw:layer="layout" svg:width="0.242cm" svg:height="0.272cm" svg:x="2.223cm" svg:y="2.034cm">
          <draw:text-box>
            <text:p text:style-name="P2"><text:span text:style-name="T3"><text:s/></text:span></text:p>
          </draw:text-box>
        </draw:frame>
        <draw:frame draw:style-name="gr6" draw:text-style-name="P7" draw:layer="layout" svg:width="9.116cm" svg:height="0.323cm" svg:x="1.905cm" svg:y="2.443cm">
          <draw:text-box>
            <text:p text:style-name="P2"><text:span text:style-name="T4">(ii) <text:s/>Pengakuan Oleh Pemegang Amanah / </text:span><text:span text:style-name="T5">Declaration by Trustee(s) </text:span></text:p>
          </draw:text-box>
        </draw:frame>
        <draw:frame draw:style-name="gr3" draw:text-style-name="P4" draw:layer="layout" svg:width="0.242cm" svg:height="0.272cm" svg:x="1.905cm" svg:y="2.90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7.092cm" svg:height="0.272cm" svg:x="1.905cm" svg:y="3.258cm">
          <draw:text-box>
            <text:p text:style-name="P2"><text:span text:style-name="T3">Dengan <text:s/>ini <text:s/>saya/kami <text:s/>yang <text:s/>bertandatangan dibawah <text:s/>ini <text:s/>menerima <text:s/>perlantikan sebagai <text:s/>Pemegang Amanah <text:s/>dan <text:s/>berjanji <text:s/>untuk <text:s/>melaksanakan kesemua </text:span></text:p>
          </draw:text-box>
        </draw:frame>
        <draw:frame draw:style-name="gr3" draw:text-style-name="P4" draw:layer="layout" svg:width="1.899cm" svg:height="0.272cm" svg:x="1.905cm" svg:y="3.614cm">
          <draw:text-box>
            <text:p text:style-name="P2"><text:span text:style-name="T3">tugas <text:s/>saya/kami </text:span></text:p>
          </draw:text-box>
        </draw:frame>
        <draw:frame draw:style-name="gr3" draw:text-style-name="P4" draw:layer="layout" svg:width="0.925cm" svg:height="0.272cm" svg:x="3.942cm" svg:y="3.614cm">
          <draw:text-box>
            <text:p text:style-name="P2"><text:span text:style-name="T3">sebagai </text:span></text:p>
          </draw:text-box>
        </draw:frame>
        <draw:frame draw:style-name="gr3" draw:text-style-name="P4" draw:layer="layout" svg:width="1.242cm" svg:height="0.272cm" svg:x="4.988cm" svg:y="3.614cm">
          <draw:text-box>
            <text:p text:style-name="P2"><text:span text:style-name="T3">Pemegang </text:span></text:p>
          </draw:text-box>
        </draw:frame>
        <draw:frame draw:style-name="gr3" draw:text-style-name="P4" draw:layer="layout" svg:width="1.039cm" svg:height="0.272cm" svg:x="6.372cm" svg:y="3.614cm">
          <draw:text-box>
            <text:p text:style-name="P2"><text:span text:style-name="T3">Amanah, </text:span></text:p>
          </draw:text-box>
        </draw:frame>
        <draw:frame draw:style-name="gr3" draw:text-style-name="P4" draw:layer="layout" svg:width="1.399cm" svg:height="0.272cm" svg:x="7.55cm" svg:y="3.614cm">
          <draw:text-box>
            <text:p text:style-name="P2"><text:span text:style-name="T3">bersesuaian </text:span></text:p>
          </draw:text-box>
        </draw:frame>
        <draw:frame draw:style-name="gr3" draw:text-style-name="P4" draw:layer="layout" svg:width="0.883cm" svg:height="0.272cm" svg:x="9.074cm" svg:y="3.614cm">
          <draw:text-box>
            <text:p text:style-name="P2"><text:span text:style-name="T3">dengan </text:span></text:p>
          </draw:text-box>
        </draw:frame>
        <draw:frame draw:style-name="gr3" draw:text-style-name="P4" draw:layer="layout" svg:width="0.612cm" svg:height="0.272cm" svg:x="10.081cm" svg:y="3.614cm">
          <draw:text-box>
            <text:p text:style-name="P2"><text:span text:style-name="T3">surat </text:span></text:p>
          </draw:text-box>
        </draw:frame>
        <draw:frame draw:style-name="gr3" draw:text-style-name="P4" draw:layer="layout" svg:width="0.722cm" svg:height="0.272cm" svg:x="10.826cm" svg:y="3.614cm">
          <draw:text-box>
            <text:p text:style-name="P2"><text:span text:style-name="T3">ikatan </text:span></text:p>
          </draw:text-box>
        </draw:frame>
        <draw:frame draw:style-name="gr3" draw:text-style-name="P4" draw:layer="layout" svg:width="0.946cm" svg:height="0.272cm" svg:x="11.674cm" svg:y="3.614cm">
          <draw:text-box>
            <text:p text:style-name="P2"><text:span text:style-name="T3">amanah </text:span></text:p>
          </draw:text-box>
        </draw:frame>
        <draw:frame draw:style-name="gr3" draw:text-style-name="P4" draw:layer="layout" svg:width="0.438cm" svg:height="0.272cm" svg:x="12.749cm" svg:y="3.614cm">
          <draw:text-box>
            <text:p text:style-name="P2"><text:span text:style-name="T3">jika </text:span></text:p>
          </draw:text-box>
        </draw:frame>
        <draw:frame draw:style-name="gr3" draw:text-style-name="P4" draw:layer="layout" svg:width="0.544cm" svg:height="0.272cm" svg:x="13.312cm" svg:y="3.614cm">
          <draw:text-box>
            <text:p text:style-name="P2"><text:span text:style-name="T3">ada, </text:span></text:p>
          </draw:text-box>
        </draw:frame>
        <draw:frame draw:style-name="gr3" draw:text-style-name="P4" draw:layer="layout" svg:width="0.544cm" svg:height="0.272cm" svg:x="13.981cm" svg:y="3.614cm">
          <draw:text-box>
            <text:p text:style-name="P2"><text:span text:style-name="T3">atau </text:span></text:p>
          </draw:text-box>
        </draw:frame>
        <draw:frame draw:style-name="gr3" draw:text-style-name="P4" draw:layer="layout" svg:width="0.959cm" svg:height="0.272cm" svg:x="14.654cm" svg:y="3.614cm">
          <draw:text-box>
            <text:p text:style-name="P2"><text:span text:style-name="T3">menurut </text:span></text:p>
          </draw:text-box>
        </draw:frame>
        <draw:frame draw:style-name="gr3" draw:text-style-name="P4" draw:layer="layout" svg:width="1.289cm" svg:height="0.272cm" svg:x="15.752cm" svg:y="3.614cm">
          <draw:text-box>
            <text:p text:style-name="P2"><text:span text:style-name="T3">peruntukan </text:span></text:p>
          </draw:text-box>
        </draw:frame>
        <draw:frame draw:style-name="gr3" draw:text-style-name="P4" draw:layer="layout" svg:width="0.557cm" svg:height="0.272cm" svg:x="17.17cm" svg:y="3.614cm">
          <draw:text-box>
            <text:p text:style-name="P2"><text:span text:style-name="T3">Akta </text:span></text:p>
          </draw:text-box>
        </draw:frame>
        <draw:frame draw:style-name="gr3" draw:text-style-name="P4" draw:layer="layout" svg:width="1.242cm" svg:height="0.272cm" svg:x="17.855cm" svg:y="3.614cm">
          <draw:text-box>
            <text:p text:style-name="P2"><text:span text:style-name="T3">Pemegang </text:span></text:p>
          </draw:text-box>
        </draw:frame>
        <draw:frame draw:style-name="gr3" draw:text-style-name="P4" draw:layer="layout" svg:width="6.614cm" svg:height="0.272cm" svg:x="1.905cm" svg:y="3.969cm">
          <draw:text-box>
            <text:p text:style-name="P2"><text:span text:style-name="T3">Amanah <text:s/>1949 berhubung dengan polisi yang dinyatakan ini. </text:span></text:p>
          </draw:text-box>
        </draw:frame>
        <draw:frame draw:style-name="gr3" draw:text-style-name="P4" draw:layer="layout" svg:width="16.592cm" svg:height="0.272cm" svg:x="1.905cm" svg:y="4.325cm">
          <draw:text-box>
            <text:p text:style-name="P2"><text:span text:style-name="T6">I/We the undersigned hereby accept the appointment as Trustee(s) and undertake to carry out all my/our duties as Trustee(s) in accordance with the trust </text:span></text:p>
          </draw:text-box>
        </draw:frame>
        <draw:frame draw:style-name="gr3" draw:text-style-name="P4" draw:layer="layout" svg:width="10.268cm" svg:height="0.272cm" svg:x="1.905cm" svg:y="4.681cm">
          <draw:text-box>
            <text:p text:style-name="P2"><text:span text:style-name="T6">deed if any, or according to the provisions of the Trustee Act 1949 in relation to the said policy. </text:span></text:p>
          </draw:text-box>
        </draw:frame>
        <draw:frame draw:style-name="gr3" draw:text-style-name="P4" draw:layer="layout" svg:width="0.242cm" svg:height="0.272cm" svg:x="1.905cm" svg:y="5.03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5.38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5.74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84cm" svg:height="0.272cm" svg:x="1.905cm" svg:y="6.099cm">
          <draw:text-box>
            <text:p text:style-name="P2"><text:span text:style-name="T3">Pada <text:s text:c="3"/></text:span></text:p>
          </draw:text-box>
        </draw:frame>
        <draw:frame draw:style-name="gr3" draw:text-style-name="P4" draw:layer="layout" svg:width="0.242cm" svg:height="0.272cm" svg:x="3.176cm" svg:y="6.09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344cm" svg:height="0.272cm" svg:x="4.446cm" svg:y="6.099cm">
          <draw:text-box>
            <text:p text:style-name="P2"><text:span text:style-name="T3">haribulan <text:s text:c="4"/></text:span></text:p>
          </draw:text-box>
        </draw:frame>
        <draw:frame draw:style-name="gr3" draw:text-style-name="P4" draw:layer="layout" svg:width="0.242cm" svg:height="0.272cm" svg:x="6.987cm" svg:y="6.09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.102cm" svg:height="0.272cm" svg:x="8.257cm" svg:y="6.099cm">
          <draw:text-box>
            <text:p text:style-name="P2"><text:span text:style-name="T3"><text:s text:c="18"/></text:span><text:span text:style-name="T3">tahun <text:s text:c="3"/></text:span></text:p>
          </draw:text-box>
        </draw:frame>
        <draw:frame draw:style-name="gr3" draw:text-style-name="P4" draw:layer="layout" svg:width="10.188cm" svg:height="0.272cm" svg:x="1.905cm" svg:y="6.454cm">
          <draw:text-box>
            <text:p text:style-name="P2"><text:span text:style-name="T6">Dated <text:s text:c="2"/></text:span><text:span text:style-name="T3">___________ <text:s text:c="3"/></text:span><text:span text:style-name="T6">day of <text:s text:c="6"/></text:span><text:span text:style-name="T3">__________________________ <text:s text:c="3"/></text:span><text:span text:style-name="T6">year <text:s text:c="4"/></text:span><text:span text:style-name="T3">_____________ </text:span></text:p>
          </draw:text-box>
        </draw:frame>
        <draw:frame draw:style-name="gr3" draw:text-style-name="P4" draw:layer="layout" svg:width="1.628cm" svg:height="0.272cm" svg:x="1.905cm" svg:y="6.81cm">
          <draw:text-box>
            <text:p text:style-name="P2"><text:span text:style-name="T3"><text:s text:c="24"/></text:span></text:p>
          </draw:text-box>
        </draw:frame>
        <draw:frame draw:style-name="gr3" draw:text-style-name="P4" draw:layer="layout" svg:width="0.242cm" svg:height="0.272cm" svg:x="1.905cm" svg:y="7.1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7.52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8.371cm" svg:y="7.1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0.86cm" svg:y="7.1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7.322cm" svg:y="7.16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3.647cm" svg:height="0.272cm" svg:x="1.744cm" svg:y="8.839cm">
          <draw:text-box>
            <text:p text:style-name="P2"><text:span text:style-name="T3">Tandatangan Pemegang Amanah</text:span></text:p>
          </draw:text-box>
        </draw:frame>
        <draw:frame draw:style-name="gr6" draw:text-style-name="P7" draw:layer="layout" svg:width="0.285cm" svg:height="0.323cm" svg:x="5.432cm" svg:y="8.807cm">
          <draw:text-box>
            <text:p text:style-name="P2"><text:span text:style-name="T4">**</text:span></text:p>
          </draw:text-box>
        </draw:frame>
        <draw:frame draw:style-name="gr3" draw:text-style-name="P4" draw:layer="layout" svg:width="0.273cm" svg:height="0.272cm" svg:x="5.652cm" svg:y="8.839cm">
          <draw:text-box>
            <text:p text:style-name="P2"><text:span text:style-name="T3"><text:s/></text:span><text:span text:style-name="T3">1 </text:span></text:p>
          </draw:text-box>
        </draw:frame>
        <draw:frame draw:style-name="gr3" draw:text-style-name="P4" draw:layer="layout" svg:width="2.411cm" svg:height="0.272cm" svg:x="1.744cm" svg:y="9.211cm">
          <draw:text-box>
            <text:p text:style-name="P2"><text:span text:style-name="T6">Signature of Trustee 1</text:span></text:p>
          </draw:text-box>
        </draw:frame>
        <draw:frame draw:style-name="gr7" draw:text-style-name="P8" draw:layer="layout" svg:width="0.161cm" svg:height="0.179cm" svg:x="4.183cm" svg:y="9.196cm">
          <draw:text-box>
            <text:p text:style-name="P2"><text:span text:style-name="T7">**</text:span></text:p>
          </draw:text-box>
        </draw:frame>
        <draw:frame draw:style-name="gr3" draw:text-style-name="P4" draw:layer="layout" svg:width="0.242cm" svg:height="0.272cm" svg:x="4.31cm" svg:y="9.211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242cm" svg:height="0.272cm" svg:x="6.64cm" svg:y="8.80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8.371cm" svg:y="8.80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3.647cm" svg:height="0.272cm" svg:x="10.699cm" svg:y="8.839cm">
          <draw:text-box>
            <text:p text:style-name="P2"><text:span text:style-name="T3">Tandatangan Pemegang Amanah</text:span></text:p>
          </draw:text-box>
        </draw:frame>
        <draw:frame draw:style-name="gr6" draw:text-style-name="P7" draw:layer="layout" svg:width="0.285cm" svg:height="0.323cm" svg:x="14.387cm" svg:y="8.807cm">
          <draw:text-box>
            <text:p text:style-name="P2"><text:span text:style-name="T4">**</text:span></text:p>
          </draw:text-box>
        </draw:frame>
        <draw:frame draw:style-name="gr3" draw:text-style-name="P4" draw:layer="layout" svg:width="0.273cm" svg:height="0.272cm" svg:x="14.607cm" svg:y="8.839cm">
          <draw:text-box>
            <text:p text:style-name="P2"><text:span text:style-name="T3"><text:s/></text:span><text:span text:style-name="T3">2 </text:span></text:p>
          </draw:text-box>
        </draw:frame>
        <draw:frame draw:style-name="gr3" draw:text-style-name="P4" draw:layer="layout" svg:width="2.411cm" svg:height="0.272cm" svg:x="10.699cm" svg:y="9.211cm">
          <draw:text-box>
            <text:p text:style-name="P2"><text:span text:style-name="T6">Signature of Trustee 2</text:span></text:p>
          </draw:text-box>
        </draw:frame>
        <draw:frame draw:style-name="gr7" draw:text-style-name="P8" draw:layer="layout" svg:width="0.161cm" svg:height="0.179cm" svg:x="13.139cm" svg:y="9.196cm">
          <draw:text-box>
            <text:p text:style-name="P2"><text:span text:style-name="T7">**</text:span></text:p>
          </draw:text-box>
        </draw:frame>
        <draw:polygon draw:style-name="gr5" draw:text-style-name="P6" draw:layer="layout" svg:width="4.734cm" svg:height="0.017cm" svg:x="1.714cm" svg:y="8.752cm" svg:viewBox="0 0 4735 18" draw:points="0,18 4735,18 4735,0 0,0">
          <text:p/>
        </draw:polygon>
        <draw:polygon draw:style-name="gr5" draw:text-style-name="P6" draw:layer="layout" svg:width="0.017cm" svg:height="0.017cm" svg:x="6.448cm" svg:y="8.752cm" svg:viewBox="0 0 18 18" draw:points="0,18 18,18 18,0 0,0">
          <text:p/>
        </draw:polygon>
        <draw:polygon draw:style-name="gr5" draw:text-style-name="P6" draw:layer="layout" svg:width="1.715cm" svg:height="0.017cm" svg:x="6.465cm" svg:y="8.752cm" svg:viewBox="0 0 1716 18" draw:points="0,18 1716,18 1716,0 0,0">
          <text:p/>
        </draw:polygon>
        <draw:polygon draw:style-name="gr5" draw:text-style-name="P6" draw:layer="layout" svg:width="6.463cm" svg:height="0.017cm" svg:x="10.668cm" svg:y="8.752cm" svg:viewBox="0 0 6464 18" draw:points="0,18 6464,18 6464,0 0,0">
          <text:p/>
        </draw:polygon>
        <draw:frame draw:style-name="gr3" draw:text-style-name="P4" draw:layer="layout" svg:width="0.242cm" svg:height="0.272cm" svg:x="13.266cm" svg:y="9.211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242cm" svg:height="0.272cm" svg:x="17.322cm" svg:y="8.80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713cm" svg:height="0.272cm" svg:x="1.744cm" svg:y="9.851cm">
          <draw:text-box>
            <text:p text:style-name="P2"><text:span text:style-name="T3">Nama </text:span></text:p>
          </draw:text-box>
        </draw:frame>
        <draw:frame draw:style-name="gr3" draw:text-style-name="P4" draw:layer="layout" svg:width="0.713cm" svg:height="0.272cm" svg:x="1.744cm" svg:y="10.202cm">
          <draw:text-box>
            <text:p text:style-name="P2"><text:span text:style-name="T6">Name </text:span></text:p>
          </draw:text-box>
        </draw:frame>
        <draw:frame draw:style-name="gr3" draw:text-style-name="P4" draw:layer="layout" svg:width="0.242cm" svg:height="0.272cm" svg:x="3.193cm" svg:y="9.851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3.608cm" svg:y="9.85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8.384cm" svg:y="9.85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781cm" svg:height="0.272cm" svg:x="10.725cm" svg:y="9.851cm">
          <draw:text-box>
            <text:p text:style-name="P2"><text:span text:style-name="T3"><text:s/></text:span><text:span text:style-name="T3">Nama </text:span></text:p>
          </draw:text-box>
        </draw:frame>
        <draw:frame draw:style-name="gr3" draw:text-style-name="P4" draw:layer="layout" svg:width="0.781cm" svg:height="0.272cm" svg:x="10.725cm" svg:y="10.202cm">
          <draw:text-box>
            <text:p text:style-name="P2"><text:span text:style-name="T3"><text:s/></text:span><text:span text:style-name="T6">Name </text:span></text:p>
          </draw:text-box>
        </draw:frame>
        <draw:frame draw:style-name="gr3" draw:text-style-name="P4" draw:layer="layout" svg:width="0.242cm" svg:height="0.272cm" svg:x="12.317cm" svg:y="9.851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12.732cm" svg:y="9.85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7.322cm" svg:y="9.85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10.5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8.371cm" svg:y="10.575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4.76cm" svg:height="0.018cm" svg:x="3.42cm" svg:y="10.555cm" svg:viewBox="0 0 4761 19" draw:points="0,19 4761,19 4761,0 0,0">
          <text:p/>
        </draw:polygon>
        <draw:polygon draw:style-name="gr5" draw:text-style-name="P6" draw:layer="layout" svg:width="0.018cm" svg:height="0.018cm" svg:x="8.179cm" svg:y="10.555cm" svg:viewBox="0 0 19 19" draw:points="0,19 19,19 19,0 0,0">
          <text:p/>
        </draw:polygon>
        <draw:polygon draw:style-name="gr5" draw:text-style-name="P6" draw:layer="layout" svg:width="4.59cm" svg:height="0.018cm" svg:x="12.541cm" svg:y="10.555cm" svg:viewBox="0 0 4591 19" draw:points="0,19 4591,19 4591,0 0,0">
          <text:p/>
        </draw:polygon>
        <draw:frame draw:style-name="gr3" draw:text-style-name="P4" draw:layer="layout" svg:width="0.242cm" svg:height="0.272cm" svg:x="10.86cm" svg:y="10.5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7.322cm" svg:y="10.57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2.102cm" svg:height="0.272cm" svg:x="1.744cm" svg:y="12.484cm">
          <draw:text-box>
            <text:p text:style-name="P2"><text:span text:style-name="T3">Tandatangan Saksi</text:span></text:p>
          </draw:text-box>
        </draw:frame>
        <draw:frame draw:style-name="gr6" draw:text-style-name="P7" draw:layer="layout" svg:width="0.413cm" svg:height="0.323cm" svg:x="3.87cm" svg:y="12.452cm">
          <draw:text-box>
            <text:p text:style-name="P2"><text:span text:style-name="T4">*** </text:span></text:p>
          </draw:text-box>
        </draw:frame>
        <draw:frame draw:style-name="gr3" draw:text-style-name="P4" draw:layer="layout" svg:width="2.25cm" svg:height="0.272cm" svg:x="1.744cm" svg:y="12.894cm">
          <draw:text-box>
            <text:p text:style-name="P2"><text:span text:style-name="T6">Signature of Witness</text:span></text:p>
          </draw:text-box>
        </draw:frame>
        <draw:frame draw:style-name="gr7" draw:text-style-name="P8" draw:layer="layout" svg:width="0.193cm" svg:height="0.179cm" svg:x="4.018cm" svg:y="12.879cm">
          <draw:text-box>
            <text:p text:style-name="P2"><text:span text:style-name="T7">***</text:span></text:p>
          </draw:text-box>
        </draw:frame>
        <draw:frame draw:style-name="gr3" draw:text-style-name="P4" draw:layer="layout" svg:width="0.242cm" svg:height="0.272cm" svg:x="4.209cm" svg:y="12.894cm">
          <draw:text-box>
            <text:p text:style-name="P2"><text:span text:style-name="T6"><text:s/></text:span></text:p>
          </draw:text-box>
        </draw:frame>
        <draw:frame draw:style-name="gr3" draw:text-style-name="P4" draw:layer="layout" svg:width="0.242cm" svg:height="0.272cm" svg:x="4.695cm" svg:y="12.45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6.64cm" svg:y="12.45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8.371cm" svg:y="12.45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3.075cm" svg:height="0.272cm" svg:x="10.699cm" svg:y="12.454cm">
          <draw:text-box>
            <text:p text:style-name="P2"><text:span text:style-name="T3">Tandatangan Pemilik Polisi <text:s/></text:span></text:p>
          </draw:text-box>
        </draw:frame>
        <draw:frame draw:style-name="gr3" draw:text-style-name="P4" draw:layer="layout" svg:width="3.253cm" svg:height="0.272cm" svg:x="10.699cm" svg:y="12.941cm">
          <draw:text-box>
            <text:p text:style-name="P2"><text:span text:style-name="T6">Signature of Policyholder <text:s text:c="7"/></text:span></text:p>
          </draw:text-box>
        </draw:frame>
        <draw:frame draw:style-name="gr8" draw:text-style-name="P9" draw:layer="layout" svg:width="0.228cm" svg:height="0.255cm" svg:x="13.989cm" svg:y="12.834cm">
          <draw:text-box>
            <text:p text:style-name="P2"><text:span text:style-name="T8">**</text:span></text:p>
          </draw:text-box>
        </draw:frame>
        <draw:frame draw:style-name="gr3" draw:text-style-name="P4" draw:layer="layout" svg:width="1.018cm" svg:height="0.272cm" svg:x="14.171cm" svg:y="12.941cm">
          <draw:text-box>
            <text:p text:style-name="P2"><text:span text:style-name="T3"><text:s text:c="15"/></text:span></text:p>
          </draw:text-box>
        </draw:frame>
        <draw:polygon draw:style-name="gr5" draw:text-style-name="P6" draw:layer="layout" svg:width="2.791cm" svg:height="0.018cm" svg:x="1.714cm" svg:y="12.392cm" svg:viewBox="0 0 2792 19" draw:points="0,19 2792,19 2792,0 0,0">
          <text:p/>
        </draw:polygon>
        <draw:polygon draw:style-name="gr5" draw:text-style-name="P6" draw:layer="layout" svg:width="0.019cm" svg:height="0.018cm" svg:x="4.503cm" svg:y="12.392cm" svg:viewBox="0 0 20 19" draw:points="0,19 20,19 20,0 0,0">
          <text:p/>
        </draw:polygon>
        <draw:polygon draw:style-name="gr5" draw:text-style-name="P6" draw:layer="layout" svg:width="1.928cm" svg:height="0.018cm" svg:x="4.52cm" svg:y="12.392cm" svg:viewBox="0 0 1929 19" draw:points="0,19 1929,19 1929,0 0,0">
          <text:p/>
        </draw:polygon>
        <draw:polygon draw:style-name="gr5" draw:text-style-name="P6" draw:layer="layout" svg:width="0.017cm" svg:height="0.018cm" svg:x="6.448cm" svg:y="12.392cm" svg:viewBox="0 0 18 19" draw:points="0,19 18,19 18,0 0,0">
          <text:p/>
        </draw:polygon>
        <draw:polygon draw:style-name="gr5" draw:text-style-name="P6" draw:layer="layout" svg:width="1.715cm" svg:height="0.018cm" svg:x="6.465cm" svg:y="12.392cm" svg:viewBox="0 0 1716 19" draw:points="0,19 1716,19 1716,0 0,0">
          <text:p/>
        </draw:polygon>
        <draw:polygon draw:style-name="gr5" draw:text-style-name="P6" draw:layer="layout" svg:width="6.463cm" svg:height="0.018cm" svg:x="10.668cm" svg:y="12.392cm" svg:viewBox="0 0 6464 19" draw:points="0,19 6464,19 6464,0 0,0">
          <text:p/>
        </draw:polygon>
        <draw:frame draw:style-name="gr3" draw:text-style-name="P4" draw:layer="layout" svg:width="0.242cm" svg:height="0.272cm" svg:x="17.322cm" svg:y="12.45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7.991cm" svg:y="12.45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713cm" svg:height="0.272cm" svg:x="1.744cm" svg:y="13.631cm">
          <draw:text-box>
            <text:p text:style-name="P2"><text:span text:style-name="T3">Nama </text:span></text:p>
          </draw:text-box>
        </draw:frame>
        <draw:frame draw:style-name="gr3" draw:text-style-name="P4" draw:layer="layout" svg:width="0.713cm" svg:height="0.272cm" svg:x="1.744cm" svg:y="13.982cm">
          <draw:text-box>
            <text:p text:style-name="P2"><text:span text:style-name="T6">Name </text:span></text:p>
          </draw:text-box>
        </draw:frame>
        <draw:frame draw:style-name="gr3" draw:text-style-name="P4" draw:layer="layout" svg:width="0.242cm" svg:height="0.272cm" svg:x="3.409cm" svg:y="13.631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3.87cm" svg:y="13.63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9.717cm" svg:y="13.63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713cm" svg:height="0.272cm" svg:x="10.699cm" svg:y="13.631cm">
          <draw:text-box>
            <text:p text:style-name="P2"><text:span text:style-name="T3">Name </text:span></text:p>
          </draw:text-box>
        </draw:frame>
        <draw:frame draw:style-name="gr3" draw:text-style-name="P4" draw:layer="layout" svg:width="0.713cm" svg:height="0.272cm" svg:x="10.699cm" svg:y="13.982cm">
          <draw:text-box>
            <text:p text:style-name="P2"><text:span text:style-name="T6">Name </text:span></text:p>
          </draw:text-box>
        </draw:frame>
        <draw:frame draw:style-name="gr3" draw:text-style-name="P4" draw:layer="layout" svg:width="0.242cm" svg:height="0.272cm" svg:x="12.385cm" svg:y="13.631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12.851cm" svg:y="13.63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039cm" svg:height="0.272cm" svg:x="1.744cm" svg:y="14.639cm">
          <draw:text-box>
            <text:p text:style-name="P2"><text:span text:style-name="T3">No. K.P. <text:s/></text:span></text:p>
          </draw:text-box>
        </draw:frame>
        <draw:frame draw:style-name="gr3" draw:text-style-name="P4" draw:layer="layout" svg:width="0.823cm" svg:height="0.272cm" svg:x="1.744cm" svg:y="14.995cm">
          <draw:text-box>
            <text:p text:style-name="P2"><text:span text:style-name="T6">I.C. No </text:span></text:p>
          </draw:text-box>
        </draw:frame>
        <draw:frame draw:style-name="gr3" draw:text-style-name="P4" draw:layer="layout" svg:width="0.242cm" svg:height="0.272cm" svg:x="3.409cm" svg:y="14.639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3.87cm" svg:y="14.63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9.717cm" svg:y="14.63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971cm" svg:height="0.272cm" svg:x="10.699cm" svg:y="14.639cm">
          <draw:text-box>
            <text:p text:style-name="P2"><text:span text:style-name="T3">No. K.P. </text:span></text:p>
          </draw:text-box>
        </draw:frame>
        <draw:frame draw:style-name="gr3" draw:text-style-name="P4" draw:layer="layout" svg:width="0.823cm" svg:height="0.272cm" svg:x="10.699cm" svg:y="14.995cm">
          <draw:text-box>
            <text:p text:style-name="P2"><text:span text:style-name="T6">I.C. No </text:span></text:p>
          </draw:text-box>
        </draw:frame>
        <draw:polygon draw:style-name="gr5" draw:text-style-name="P6" draw:layer="layout" svg:width="5.848cm" svg:height="0.018cm" svg:x="3.679cm" svg:y="14.335cm" svg:viewBox="0 0 5849 19" draw:points="0,19 5849,19 5849,0 0,0">
          <text:p/>
        </draw:polygon>
        <draw:polygon draw:style-name="gr5" draw:text-style-name="P6" draw:layer="layout" svg:width="6.229cm" svg:height="0.018cm" svg:x="12.659cm" svg:y="14.335cm" svg:viewBox="0 0 6230 19" draw:points="0,19 6230,19 6230,0 0,0">
          <text:p/>
        </draw:polygon>
        <draw:frame draw:style-name="gr3" draw:text-style-name="P4" draw:layer="layout" svg:width="0.242cm" svg:height="0.272cm" svg:x="12.385cm" svg:y="14.639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12.851cm" svg:y="14.63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823cm" svg:height="0.272cm" svg:x="1.744cm" svg:y="15.651cm">
          <draw:text-box>
            <text:p text:style-name="P2"><text:span text:style-name="T3">Alamat </text:span></text:p>
          </draw:text-box>
        </draw:frame>
        <draw:frame draw:style-name="gr3" draw:text-style-name="P4" draw:layer="layout" svg:width="0.963cm" svg:height="0.272cm" svg:x="1.744cm" svg:y="16.002cm">
          <draw:text-box>
            <text:p text:style-name="P2"><text:span text:style-name="T6">Address </text:span></text:p>
          </draw:text-box>
        </draw:frame>
        <draw:frame draw:style-name="gr3" draw:text-style-name="P4" draw:layer="layout" svg:width="0.242cm" svg:height="0.272cm" svg:x="3.409cm" svg:y="15.651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3.87cm" svg:y="15.65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6.881cm" svg:y="15.65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9.717cm" svg:y="15.65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823cm" svg:height="0.272cm" svg:x="10.699cm" svg:y="15.651cm">
          <draw:text-box>
            <text:p text:style-name="P2"><text:span text:style-name="T3">Alamat </text:span></text:p>
          </draw:text-box>
        </draw:frame>
        <draw:frame draw:style-name="gr3" draw:text-style-name="P4" draw:layer="layout" svg:width="0.963cm" svg:height="0.272cm" svg:x="10.699cm" svg:y="16.002cm">
          <draw:text-box>
            <text:p text:style-name="P2"><text:span text:style-name="T6">Address </text:span></text:p>
          </draw:text-box>
        </draw:frame>
        <draw:polygon draw:style-name="gr5" draw:text-style-name="P6" draw:layer="layout" svg:width="3.011cm" svg:height="0.018cm" svg:x="3.679cm" svg:y="15.348cm" svg:viewBox="0 0 3012 19" draw:points="0,19 3012,19 3012,0 0,0">
          <text:p/>
        </draw:polygon>
        <draw:polygon draw:style-name="gr5" draw:text-style-name="P6" draw:layer="layout" svg:width="0.017cm" svg:height="0.018cm" svg:x="6.69cm" svg:y="15.348cm" svg:viewBox="0 0 18 19" draw:points="0,19 18,19 18,0 0,0">
          <text:p/>
        </draw:polygon>
        <draw:polygon draw:style-name="gr5" draw:text-style-name="P6" draw:layer="layout" svg:width="2.82cm" svg:height="0.018cm" svg:x="6.707cm" svg:y="15.348cm" svg:viewBox="0 0 2821 19" draw:points="0,19 2821,19 2821,0 0,0">
          <text:p/>
        </draw:polygon>
        <draw:polygon draw:style-name="gr5" draw:text-style-name="P6" draw:layer="layout" svg:width="6.229cm" svg:height="0.018cm" svg:x="12.659cm" svg:y="15.348cm" svg:viewBox="0 0 6230 19" draw:points="0,19 6230,19 6230,0 0,0">
          <text:p/>
        </draw:polygon>
        <draw:frame draw:style-name="gr3" draw:text-style-name="P4" draw:layer="layout" svg:width="0.242cm" svg:height="0.272cm" svg:x="12.385cm" svg:y="15.651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12.851cm" svg:y="15.65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16.65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3.443cm" svg:y="16.65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3.87cm" svg:y="16.65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6.881cm" svg:y="16.65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9.717cm" svg:y="16.65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0.86cm" svg:y="16.659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3.011cm" svg:height="0.018cm" svg:x="3.679cm" svg:y="16.355cm" svg:viewBox="0 0 3012 19" draw:points="0,19 3012,19 3012,0 0,0">
          <text:p/>
        </draw:polygon>
        <draw:polygon draw:style-name="gr5" draw:text-style-name="P6" draw:layer="layout" svg:width="0.017cm" svg:height="0.018cm" svg:x="6.69cm" svg:y="16.355cm" svg:viewBox="0 0 18 19" draw:points="0,19 18,19 18,0 0,0">
          <text:p/>
        </draw:polygon>
        <draw:polygon draw:style-name="gr5" draw:text-style-name="P6" draw:layer="layout" svg:width="2.82cm" svg:height="0.018cm" svg:x="6.707cm" svg:y="16.355cm" svg:viewBox="0 0 2821 19" draw:points="0,19 2821,19 2821,0 0,0">
          <text:p/>
        </draw:polygon>
        <draw:polygon draw:style-name="gr5" draw:text-style-name="P6" draw:layer="layout" svg:width="6.229cm" svg:height="0.018cm" svg:x="12.659cm" svg:y="16.355cm" svg:viewBox="0 0 6230 19" draw:points="0,19 6230,19 6230,0 0,0">
          <text:p/>
        </draw:polygon>
        <draw:frame draw:style-name="gr3" draw:text-style-name="P4" draw:layer="layout" svg:width="0.242cm" svg:height="0.272cm" svg:x="12.419cm" svg:y="16.65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2.851cm" svg:y="16.65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17.3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3.443cm" svg:y="17.3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3.87cm" svg:y="17.3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6.881cm" svg:y="17.3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9.717cm" svg:y="17.3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0.86cm" svg:y="17.315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3.011cm" svg:height="0.017cm" svg:x="3.679cm" svg:y="17.012cm" svg:viewBox="0 0 3012 18" draw:points="0,18 3012,18 3012,0 0,0">
          <text:p/>
        </draw:polygon>
        <draw:polygon draw:style-name="gr5" draw:text-style-name="P6" draw:layer="layout" svg:width="0.017cm" svg:height="0.017cm" svg:x="6.69cm" svg:y="17.012cm" svg:viewBox="0 0 18 18" draw:points="0,18 18,18 18,0 0,0">
          <text:p/>
        </draw:polygon>
        <draw:polygon draw:style-name="gr5" draw:text-style-name="P6" draw:layer="layout" svg:width="2.82cm" svg:height="0.017cm" svg:x="6.707cm" svg:y="17.012cm" svg:viewBox="0 0 2821 18" draw:points="0,18 2821,18 2821,0 0,0">
          <text:p/>
        </draw:polygon>
        <draw:polygon draw:style-name="gr5" draw:text-style-name="P6" draw:layer="layout" svg:width="6.229cm" svg:height="0.017cm" svg:x="12.659cm" svg:y="17.012cm" svg:viewBox="0 0 6230 18" draw:points="0,18 6230,18 6230,0 0,0">
          <text:p/>
        </draw:polygon>
        <draw:frame draw:style-name="gr3" draw:text-style-name="P4" draw:layer="layout" svg:width="0.242cm" svg:height="0.272cm" svg:x="12.419cm" svg:y="17.3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2.851cm" svg:y="17.315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17.97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3.443cm" svg:y="17.97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3.87cm" svg:y="17.97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6.881cm" svg:y="17.97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9.717cm" svg:y="17.97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0.86cm" svg:y="17.971cm">
          <draw:text-box>
            <text:p text:style-name="P2"><text:span text:style-name="T3"><text:s/></text:span></text:p>
          </draw:text-box>
        </draw:frame>
        <draw:polygon draw:style-name="gr5" draw:text-style-name="P6" draw:layer="layout" svg:width="3.011cm" svg:height="0.018cm" svg:x="3.679cm" svg:y="17.668cm" svg:viewBox="0 0 3012 19" draw:points="0,19 3012,19 3012,0 0,0">
          <text:p/>
        </draw:polygon>
        <draw:polygon draw:style-name="gr5" draw:text-style-name="P6" draw:layer="layout" svg:width="0.017cm" svg:height="0.018cm" svg:x="6.69cm" svg:y="17.668cm" svg:viewBox="0 0 18 19" draw:points="0,19 18,19 18,0 0,0">
          <text:p/>
        </draw:polygon>
        <draw:polygon draw:style-name="gr5" draw:text-style-name="P6" draw:layer="layout" svg:width="2.82cm" svg:height="0.018cm" svg:x="6.707cm" svg:y="17.668cm" svg:viewBox="0 0 2821 19" draw:points="0,19 2821,19 2821,0 0,0">
          <text:p/>
        </draw:polygon>
        <draw:polygon draw:style-name="gr5" draw:text-style-name="P6" draw:layer="layout" svg:width="6.229cm" svg:height="0.018cm" svg:x="12.659cm" svg:y="17.668cm" svg:viewBox="0 0 6230 19" draw:points="0,19 6230,19 6230,0 0,0">
          <text:p/>
        </draw:polygon>
        <draw:frame draw:style-name="gr3" draw:text-style-name="P4" draw:layer="layout" svg:width="0.242cm" svg:height="0.272cm" svg:x="12.419cm" svg:y="17.97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2.851cm" svg:y="17.97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921cm" svg:height="0.272cm" svg:x="1.744cm" svg:y="18.623cm">
          <draw:text-box>
            <text:p text:style-name="P2"><text:span text:style-name="T3">No. Tel. </text:span></text:p>
          </draw:text-box>
        </draw:frame>
        <draw:frame draw:style-name="gr3" draw:text-style-name="P4" draw:layer="layout" svg:width="0.853cm" svg:height="0.272cm" svg:x="1.744cm" svg:y="18.978cm">
          <draw:text-box>
            <text:p text:style-name="P2"><text:span text:style-name="T6">Tel. No </text:span></text:p>
          </draw:text-box>
        </draw:frame>
        <draw:frame draw:style-name="gr3" draw:text-style-name="P4" draw:layer="layout" svg:width="0.242cm" svg:height="0.272cm" svg:x="3.409cm" svg:y="18.623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3.87cm" svg:y="18.62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6.881cm" svg:y="18.62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9.717cm" svg:y="18.62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853cm" svg:height="0.272cm" svg:x="10.699cm" svg:y="18.623cm">
          <draw:text-box>
            <text:p text:style-name="P2"><text:span text:style-name="T3">No. Tel </text:span></text:p>
          </draw:text-box>
        </draw:frame>
        <draw:frame draw:style-name="gr3" draw:text-style-name="P4" draw:layer="layout" svg:width="0.853cm" svg:height="0.272cm" svg:x="10.699cm" svg:y="18.978cm">
          <draw:text-box>
            <text:p text:style-name="P2"><text:span text:style-name="T6">Tel. No </text:span></text:p>
          </draw:text-box>
        </draw:frame>
        <draw:polygon draw:style-name="gr5" draw:text-style-name="P6" draw:layer="layout" svg:width="3.011cm" svg:height="0.018cm" svg:x="3.679cm" svg:y="18.32cm" svg:viewBox="0 0 3012 19" draw:points="0,19 3012,19 3012,0 0,0">
          <text:p/>
        </draw:polygon>
        <draw:polygon draw:style-name="gr5" draw:text-style-name="P6" draw:layer="layout" svg:width="0.017cm" svg:height="0.018cm" svg:x="6.69cm" svg:y="18.32cm" svg:viewBox="0 0 18 19" draw:points="0,19 18,19 18,0 0,0">
          <text:p/>
        </draw:polygon>
        <draw:polygon draw:style-name="gr5" draw:text-style-name="P6" draw:layer="layout" svg:width="2.82cm" svg:height="0.018cm" svg:x="6.707cm" svg:y="18.32cm" svg:viewBox="0 0 2821 19" draw:points="0,19 2821,19 2821,0 0,0">
          <text:p/>
        </draw:polygon>
        <draw:polygon draw:style-name="gr5" draw:text-style-name="P6" draw:layer="layout" svg:width="6.229cm" svg:height="0.018cm" svg:x="12.659cm" svg:y="18.32cm" svg:viewBox="0 0 6230 19" draw:points="0,19 6230,19 6230,0 0,0">
          <text:p/>
        </draw:polygon>
        <draw:polygon draw:style-name="gr5" draw:text-style-name="P6" draw:layer="layout" svg:width="3.036cm" svg:height="0.018cm" svg:x="3.654cm" svg:y="19.331cm" svg:viewBox="0 0 3037 19" draw:points="0,19 3037,19 3037,0 0,0">
          <text:p/>
        </draw:polygon>
        <draw:polygon draw:style-name="gr5" draw:text-style-name="P6" draw:layer="layout" svg:width="0.017cm" svg:height="0.018cm" svg:x="6.664cm" svg:y="19.331cm" svg:viewBox="0 0 18 19" draw:points="0,19 18,19 18,0 0,0">
          <text:p/>
        </draw:polygon>
        <draw:polygon draw:style-name="gr5" draw:text-style-name="P6" draw:layer="layout" svg:width="2.846cm" svg:height="0.018cm" svg:x="6.681cm" svg:y="19.331cm" svg:viewBox="0 0 2847 19" draw:points="0,19 2847,19 2847,0 0,0">
          <text:p/>
        </draw:polygon>
        <draw:polygon draw:style-name="gr5" draw:text-style-name="P6" draw:layer="layout" svg:width="6.255cm" svg:height="0.018cm" svg:x="12.633cm" svg:y="19.331cm" svg:viewBox="0 0 6256 19" draw:points="0,19 6256,19 6256,0 0,0">
          <text:p/>
        </draw:polygon>
        <draw:frame draw:style-name="gr3" draw:text-style-name="P4" draw:layer="layout" svg:width="0.242cm" svg:height="0.272cm" svg:x="12.385cm" svg:y="18.623cm">
          <draw:text-box>
            <text:p text:style-name="P2"><text:span text:style-name="T3">: </text:span></text:p>
          </draw:text-box>
        </draw:frame>
        <draw:frame draw:style-name="gr3" draw:text-style-name="P4" draw:layer="layout" svg:width="0.242cm" svg:height="0.272cm" svg:x="12.851cm" svg:y="18.623cm">
          <draw:text-box>
            <text:p text:style-name="P2"><text:span text:style-name="T3"><text:s/></text:span></text:p>
          </draw:text-box>
        </draw:frame>
        <draw:frame draw:style-name="gr7" draw:text-style-name="P8" draw:layer="layout" svg:width="0.161cm" svg:height="0.179cm" svg:x="1.905cm" svg:y="19.348cm">
          <draw:text-box>
            <text:p text:style-name="P2"><text:span text:style-name="T9"><text:s/></text:span></text:p>
          </draw:text-box>
        </draw:frame>
        <draw:frame draw:style-name="gr7" draw:text-style-name="P8" draw:layer="layout" svg:width="0.161cm" svg:height="0.179cm" svg:x="1.905cm" svg:y="19.704cm">
          <draw:text-box>
            <text:p text:style-name="P2"><text:span text:style-name="T9"><text:s/></text:span></text:p>
          </draw:text-box>
        </draw:frame>
        <draw:frame draw:style-name="gr6" draw:text-style-name="P7" draw:layer="layout" svg:width="0.285cm" svg:height="0.323cm" svg:x="1.905cm" svg:y="20.06cm">
          <draw:text-box>
            <text:p text:style-name="P2"><text:span text:style-name="T4">**</text:span></text:p>
          </draw:text-box>
        </draw:frame>
        <draw:frame draw:style-name="gr7" draw:text-style-name="P8" draw:layer="layout" svg:width="0.161cm" svg:height="0.179cm" svg:x="2.125cm" svg:y="20.077cm">
          <draw:text-box>
            <text:p text:style-name="P2"><text:span text:style-name="T10"><text:s/></text:span></text:p>
          </draw:text-box>
        </draw:frame>
        <draw:frame draw:style-name="gr3" draw:text-style-name="P4" draw:layer="layout" svg:width="12.694cm" svg:height="0.272cm" svg:x="2.223cm" svg:y="20.092cm">
          <draw:text-box>
            <text:p text:style-name="P2"><text:span text:style-name="T3">Pemegang Amanah mestilah berumur sekurang-kurangnya 18 tahun, berfikiran waras dan juga bukan seorang saksi. </text:span></text:p>
          </draw:text-box>
        </draw:frame>
        <draw:frame draw:style-name="gr3" draw:text-style-name="P4" draw:layer="layout" svg:width="9.4cm" svg:height="0.272cm" svg:x="1.905cm" svg:y="20.47cm">
          <draw:text-box>
            <text:p text:style-name="P2"><text:span text:style-name="T3"><text:s text:c="5"/></text:span><text:span text:style-name="T6">Trustee must be at least 18 years of age, of sound mind and cannot be the witness. </text:span></text:p>
          </draw:text-box>
        </draw:frame>
        <draw:frame draw:style-name="gr6" draw:text-style-name="P7" draw:layer="layout" svg:width="0.332cm" svg:height="0.323cm" svg:x="1.905cm" svg:y="20.823cm">
          <draw:text-box>
            <text:p text:style-name="P2"><text:span text:style-name="T4">***</text:span></text:p>
          </draw:text-box>
        </draw:frame>
        <draw:frame draw:style-name="gr3" draw:text-style-name="P4" draw:layer="layout" svg:width="15.894cm" svg:height="0.272cm" svg:x="2.236cm" svg:y="20.855cm">
          <draw:text-box>
            <text:p text:style-name="P2"><text:span text:style-name="T3">Saksi mestilah berumur sekurang-kurangnya 18 tahun, berfikiran waras dan bukan penama yang dinamakan atau pasangan kepada Pemilik Polisi. </text:span></text:p>
          </draw:text-box>
        </draw:frame>
        <draw:frame draw:style-name="gr3" draw:text-style-name="P4" draw:layer="layout" svg:width="13.888cm" svg:height="0.272cm" svg:x="1.905cm" svg:y="21.236cm">
          <draw:text-box>
            <text:p text:style-name="P2"><text:span text:style-name="T3"><text:s text:c="5"/></text:span><text:span text:style-name="T6">Witness must be at least 18 years of age, of sound mind and cannot be a named nominee or the spouse to the Policy Owner. </text:span></text:p>
          </draw:text-box>
        </draw:frame>
        <draw:frame draw:style-name="gr3" draw:text-style-name="P4" draw:layer="layout" svg:width="0.242cm" svg:height="0.272cm" svg:x="1.905cm" svg:y="21.596cm">
          <draw:text-box>
            <text:p text:style-name="P2"><text:span text:style-name="T6"><text:s/></text:span></text:p>
          </draw:text-box>
        </draw:frame>
        <draw:polygon draw:style-name="gr5" draw:text-style-name="P6" draw:layer="layout" svg:width="2.69cm" svg:height="0.019cm" svg:x="2.222cm" svg:y="22.482cm" svg:viewBox="0 0 2691 20" draw:points="0,20 2691,20 2691,0 0,0">
          <text:p/>
        </draw:polygon>
        <draw:frame draw:style-name="gr3" draw:text-style-name="P4" draw:layer="layout" svg:width="16.576cm" svg:height="0.272cm" svg:x="2.223cm" svg:y="21.951cm">
          <draw:text-box>
            <text:p text:style-name="P2"><text:span text:style-name="T3">Akta Perlindungan Data Peribadi 2010 telah dikuatkuasakan pada 15 November 2013. <text:s/>Sila baca Notis Privasi kami yang boleh didapati dengan melayari </text:span></text:p>
          </draw:text-box>
        </draw:frame>
        <draw:frame draw:style-name="gr3" draw:text-style-name="P4" draw:layer="layout" svg:width="15.814cm" svg:height="0.272cm" svg:x="2.223cm" svg:y="22.235cm">
          <draw:text-box>
            <text:p text:style-name="P2"><text:span text:style-name="T3">http://www.etiqa.com.my atau di mana-mana cawangan kami untuk keterangan lanjut bagaimana kami memproses/melindungi data peribadi anda. </text:span></text:p>
          </draw:text-box>
        </draw:frame>
        <draw:polygon draw:style-name="gr9" draw:text-style-name="P10" draw:layer="layout" svg:width="2.69cm" svg:height="0.017cm" svg:x="2.222cm" svg:y="23.054cm" svg:viewBox="0 0 2691 18" draw:points="0,18 2691,18 2691,0 0,0">
          <text:p/>
        </draw:polygon>
        <draw:frame draw:style-name="gr3" draw:text-style-name="P4" draw:layer="layout" svg:width="14.835cm" svg:height="0.272cm" svg:x="2.223cm" svg:y="22.523cm">
          <draw:text-box>
            <text:p text:style-name="P2"><text:span text:style-name="T6">The Personal Data Protection Act 2010 has been enforced on 15 November 2013. Please read our Privacy Notice which can be found at</text:span><text:span text:style-name="T11"> <text:s/></text:span></text:p>
          </draw:text-box>
        </draw:frame>
        <draw:frame draw:style-name="gr3" draw:text-style-name="P4" draw:layer="layout" svg:width="11.461cm" svg:height="0.272cm" svg:x="2.223cm" svg:y="22.806cm">
          <draw:text-box>
            <text:p text:style-name="P2"><text:span text:style-name="T11">http://www.etiqa.com.my </text:span><text:span text:style-name="T6"><text:s/>or at any our branches for details on how we process/protect your personal data </text:span></text:p>
          </draw:text-box>
        </draw:frame>
        <draw:frame draw:style-name="gr3" draw:text-style-name="P4" draw:layer="layout" svg:width="0.242cm" svg:height="0.272cm" svg:x="3.176cm" svg:y="23.0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23.44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23.729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24.017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24.301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24.584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24.868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25.152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0.242cm" svg:height="0.272cm" svg:x="1.905cm" svg:y="25.435cm">
          <draw:text-box>
            <text:p text:style-name="P2"><text:span text:style-name="T3"><text:s/></text:span></text:p>
          </draw:text-box>
        </draw:frame>
        <draw:polygon draw:style-name="gr1" draw:text-style-name="P1" draw:layer="layout" svg:width="4.5cm" svg:height="0.751cm" svg:x="3.607cm" svg:y="9.65cm" svg:viewBox="0 0 4501 752" draw:points="0,752 4501,752 4501,0 0,0">
          <text:p/>
        </draw:polygon>
        <draw:polygon draw:style-name="gr1" draw:text-style-name="P1" draw:layer="layout" svg:width="4.501cm" svg:height="0.751cm" svg:x="12.544cm" svg:y="9.65cm" svg:viewBox="0 0 4502 752" draw:points="0,752 4502,752 4502,0 0,0">
          <text:p/>
        </draw:polygon>
        <draw:polygon draw:style-name="gr1" draw:text-style-name="P1" draw:layer="layout" svg:width="5.75cm" svg:height="0.751cm" svg:x="3.7cm" svg:y="13.4cm" svg:viewBox="0 0 5751 752" draw:points="0,752 5751,752 5751,0 0,0">
          <text:p/>
        </draw:polygon>
        <draw:polygon draw:style-name="gr1" draw:text-style-name="P1" draw:layer="layout" svg:width="5.751cm" svg:height="0.751cm" svg:x="12.7cm" svg:y="13.4cm" svg:viewBox="0 0 5752 752" draw:points="0,752 5752,752 5752,0 0,0">
          <text:p/>
        </draw:polygon>
        <draw:polygon draw:style-name="gr1" draw:text-style-name="P1" draw:layer="layout" svg:width="5.75cm" svg:height="0.751cm" svg:x="3.7cm" svg:y="14.4cm" svg:viewBox="0 0 5751 752" draw:points="0,752 5751,752 5751,0 0,0">
          <text:p/>
        </draw:polygon>
        <draw:polygon draw:style-name="gr1" draw:text-style-name="P1" draw:layer="layout" svg:width="5.751cm" svg:height="0.751cm" svg:x="12.7cm" svg:y="14.4cm" svg:viewBox="0 0 5752 752" draw:points="0,752 5752,752 5752,0 0,0">
          <text:p/>
        </draw:polygon>
        <draw:polygon draw:style-name="gr1" draw:text-style-name="P1" draw:layer="layout" svg:width="5.75cm" svg:height="0.439cm" svg:x="3.7cm" svg:y="16.462cm" svg:viewBox="0 0 5751 440" draw:points="0,440 5751,440 5751,0 0,0">
          <text:p/>
        </draw:polygon>
        <draw:polygon draw:style-name="gr1" draw:text-style-name="P1" draw:layer="layout" svg:width="5.75cm" svg:height="0.439cm" svg:x="3.7cm" svg:y="17.152cm" svg:viewBox="0 0 5751 440" draw:points="0,440 5751,440 5751,0 0,0">
          <text:p/>
        </draw:polygon>
        <draw:polygon draw:style-name="gr1" draw:text-style-name="P1" draw:layer="layout" svg:width="5.75cm" svg:height="0.439cm" svg:x="3.7cm" svg:y="17.842cm" svg:viewBox="0 0 5751 440" draw:points="0,440 5751,440 5751,0 0,0">
          <text:p/>
        </draw:polygon>
        <draw:polygon draw:style-name="gr1" draw:text-style-name="P1" draw:layer="layout" svg:width="5.75cm" svg:height="0.439cm" svg:x="3.7cm" svg:y="15.772cm" svg:viewBox="0 0 5751 440" draw:points="0,440 5751,440 5751,0 0,0">
          <text:p/>
        </draw:polygon>
        <draw:polygon draw:style-name="gr1" draw:text-style-name="P1" draw:layer="layout" svg:width="5.751cm" svg:height="0.439cm" svg:x="12.7cm" svg:y="15.772cm" svg:viewBox="0 0 5752 440" draw:points="0,440 5752,440 5752,0 0,0">
          <text:p/>
        </draw:polygon>
        <draw:polygon draw:style-name="gr1" draw:text-style-name="P1" draw:layer="layout" svg:width="5.751cm" svg:height="0.439cm" svg:x="12.7cm" svg:y="16.524cm" svg:viewBox="0 0 5752 440" draw:points="0,440 5752,440 5752,0 0,0">
          <text:p/>
        </draw:polygon>
        <draw:polygon draw:style-name="gr1" draw:text-style-name="P1" draw:layer="layout" svg:width="5.751cm" svg:height="0.439cm" svg:x="12.7cm" svg:y="17.152cm" svg:viewBox="0 0 5752 440" draw:points="0,440 5752,440 5752,0 0,0">
          <text:p/>
        </draw:polygon>
        <draw:polygon draw:style-name="gr1" draw:text-style-name="P1" draw:layer="layout" svg:width="5.751cm" svg:height="0.439cm" svg:x="12.7cm" svg:y="17.842cm" svg:viewBox="0 0 5752 440" draw:points="0,440 5752,440 5752,0 0,0">
          <text:p/>
        </draw:polygon>
        <draw:polygon draw:style-name="gr1" draw:text-style-name="P1" draw:layer="layout" svg:width="5.751cm" svg:height="0.439cm" svg:x="12.7cm" svg:y="18.656cm" svg:viewBox="0 0 5752 440" draw:points="0,440 5752,440 5752,0 0,0">
          <text:p/>
        </draw:polygon>
        <draw:polygon draw:style-name="gr1" draw:text-style-name="P1" draw:layer="layout" svg:width="5.75cm" svg:height="0.439cm" svg:x="3.7cm" svg:y="18.78cm" svg:viewBox="0 0 5751 440" draw:points="0,440 5751,440 5751,0 0,0">
          <text:p/>
        </draw:polygon>
        <draw:frame draw:style-name="gr3" draw:text-style-name="P4" draw:layer="layout" svg:width="0.242cm" svg:height="0.272cm" svg:x="1.905cm" svg:y="25.719cm">
          <draw:text-box>
            <text:p text:style-name="P2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pitch="variable"/>
    <style:font-face style:name="Arial Unicode MS1" svg:font-family="'Arial Unicode MS'"/>
    <style:font-face style:name="Arial Unicode MS2" svg:font-family="'Arial Unicode MS'" style:font-family-generic="system" style:font-pitch="variable"/>
    <style:font-face style:name="Arial1" svg:font-family="Arial" style:font-pitch="variable"/>
    <style:font-face style:name="Carlito" svg:font-family="Carlito"/>
    <style:font-face style:name="Carlito1" svg:font-family="Carlito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MY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4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4-01-30T11:04:56.240864829</meta:print-date>
    <meta:printed-by>PDF files</meta:printed-by>
    <dc:date>2024-01-31T13:14:33.061151929</dc:date>
    <meta:editing-duration>P1DT2H9M36S</meta:editing-duration>
    <meta:editing-cycles>1</meta:editing-cycles>
    <meta:document-statistic meta:object-count="245"/>
    <meta:generator>LibreOffice/7.6.4.1$MacOSX_AARCH64 LibreOffice_project/e19e193f88cd6c0525a17fb7a176ed8e6a3e2aa1</meta:generator>
  </office:meta>
</office:document-meta>
</file>